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2">
      <style:paragraph-properties fo:margin-left="0.5in" fo:margin-right="0in" fo:text-align="justify" style:justify-single-word="false" fo:text-indent="-0.25in" style:auto-text-indent="false"/>
    </style:style>
    <style:style style:name="P4" style:family="paragraph" style:parent-style-name="Standard" style:list-style-name="WWNum1">
      <style:paragraph-properties fo:margin-left="0.5in" fo:margin-right="0in" fo:text-align="justify" style:justify-single-word="false" fo:text-indent="-0.25in" style:auto-text-indent="false"/>
    </style:style>
    <style:style style:name="P5" style:family="paragraph" style:parent-style-name="Standard" style:list-style-name="WWNum3">
      <style:paragraph-properties fo:margin-left="0.5in" fo:margin-right="0in" fo:text-align="justify" style:justify-single-word="false" fo:text-indent="-0.2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office:annotation office:name="__Annotation__3_2011907860"><dc:creator>Andrea Polini</dc:creator><dc:date>2020-11-27T08:34:19</dc:date><text:p><text:span text:style-name="T3">In generale il documento vuole davvero essere uno spunto e ogni gruppo può "piegare" i requisiti sulla base di una vision che verrà definita dal gruppo. Dunque rimanendo nel contesto di una piattaforma collaborativa per favorire incontro tra proponenti di progetti e progettisti qualsiasi vision è accettabile se coerente e consistente.</text:span></text:p></office:annotation></text:span><text:span text:style-name="T1">Proposte Progetti </text:span><office:annotation-end office:name="__Annotation__3_2011907860"/></text:p>
      <text:p text:style-name="P1"><text:span text:style-name="T1">1. Centro Commerciale in Centro (C3)</text:span></text:p>
      <text:p text:style-name="P2">Il progetto si rivolge ai centri abitati medi della provincia italiana dove le attività commerciali del centro soffrono la concorrenza di grossi centri commerciali situati nelle periferie.</text:p>
      <text:p text:style-name="P2">L’idea di fondo è considerare il trasporto della merce una volta acquistata una delle scomodità principali degli acquisti in centro oltre alla più difficile collocazione dei punti vendita in relazione a specifiche categorie merceologiche.</text:p>
      <text:p text:style-name="P2">Il progetto si pone dunque come obiettivo quello di fornire un supporto per rendere l’esperienza degli acquisti in centro più facile e interessante.</text:p>
      <text:p text:style-name="P2">Si identificano in particolare i seguenti chiari attori con alcuni possibili scenari di utilizzo della piattaforma:</text:p>
      <text:list xml:id="list998770241" text:style-name="WWNum2">
        <text:list-item>
          <text:p text:style-name="P3"><text:span text:style-name="T1">Commerciante</text:span>: vende la merce e definisce il punto di ritiro della stessa comunicando contestualmente al cliente la merce acquistata e i codici per il ritiro della stessa. Si registra sulla piattaforma e effettua i pagamenti e la gestione del suo account. Può avere delle statistiche sul numero di persone che sono in questo momento nell’area. Può lanciare vendite promozionali sui prodotti. Può consorziarsi con altri punti vendita per definire vendite combinate...</text:p>
        </text:list-item>
      </text:list>
      <text:p text:style-name="P6">In sostanza può usare la piattaforma per promuovere la propria attività al fine di poter vendere la sua merce</text:p>
      <text:list xml:id="list1533711866" text:style-name="WWNum1">
        <text:list-item>
          <text:p text:style-name="P4"><text:span text:style-name="T1">Cliente</text:span>: ritira la merce dai punti di prelievo. Può ricercare i punti vendita sulla base di specifiche categorie merceologiche. vuole essere allertato e magari filtrare le promozioni. Riceve alert se il sistema riconosce uno spostamento verso </text:p>
        </text:list-item>
        <text:list-item>
          <text:p text:style-name="P4"><text:span text:style-name="T1">Corriere</text:span>: si registra sulla piattaforma e si rende disponibile a effettuare trasporto della merce. Preleva la merce dai punti vendita. Rilascia la merce presso i punti di prelievo (che ne caso per i residenti in centro può essere la propria abitazione).</text:p>
        </text:list-item>
        <text:list-item>
          <text:p text:style-name="P4">...</text:p>
        </text:list-item>
      </text:list>
      <text:p text:style-name="P7"/>
      <text:p text:style-name="P7"/>
      <text:p text:style-name="P7"><text:span text:style-name="T1">2. Progettazione collaborativa e matching di competenze (DOIT)</text:span></text:p>
      <text:p text:style-name="P7">La piattaforma vuole promuovere lo svolgimento collaborativo di progetti innovativi e facilitare l’inserimento delle persone all’interno degli stessi progetti sulla base delle loro competenze. Allo stesso tempo vuole realizzare una vetrina dei progetti svolti in cui un qualsiasi cittadino sia dunque capace di ricercare e visualizzare le informazioni sui progetti e chi li ha svolti. <office:annotation office:name="__Annotation__25_2011907860"><dc:creator>Andrea Polini</dc:creator><dc:date>2020-11-27T08:28:41</dc:date><text:p><text:span text:style-name="T3">utenti non autenticati protrebbero visionare i progetti che sono stati eseguiti e che sono in corso di esecuzione</text:span></text:p></office:annotation><office:annotation office:name="__Annotation__23_2011907860"><dc:creator>GIULIO QUARESIMA</dc:creator><dc:date>2020-11-23T12:45:28</dc:date><text:p><text:span text:style-name="T3">Non ho capito bene: in quale caso? Significa che oltre a quanto segue la piattaforma si rivolge ai (e quindi ha come attori i) cittadini qualsiasi?</text:span></text:p></office:annotation>In questo caso<office:annotation-end office:name="__Annotation__23_2011907860"/><office:annotation-end office:name="__Annotation__25_2011907860"/> le funzionalità che si immaginano saranno fornite dalla piattaforma e si vogliono soddisfare le esigenze dei seguenti attori:</text:p>
      <text:list xml:id="list2044562193" text:style-name="WWNum3">
        <text:list-item>
          <text:p text:style-name="P5"><text:span text:style-name="T1">Proponente progetto</text:span>: sono organizzazioni articolate che vogliono inserire descrizioni di proposte di progetto identificandone le caratteristiche principali. Tra queste verranno indicate le competenze e gli obiettivi del progetto. Vuole poter invitare “progettisti” a partecipare a progetti. Vogliono chiudere le possibili proposte selezionando le cordate che sono ritenute più interessanti. Possono voler sottoporre le proprie proposte alla valutazione da parte di altri. In tal caso la proposta è inizialmente inserita nello stato valutazione e in tale stato non è possibile per i progettisti candidarsi. <text:s/></text:p>
        </text:list-item>
        <text:list-item>
          <text:p text:style-name="P5"><text:span text:style-name="T1">Progettisti</text:span>: sono persone o enti che hanno specifiche competenze e si candidano ai progetti. Hanno interesse dunque a poter inserire le proprie generalità e competenze al fine di poter essere selezionati o comunque al fine di <office:annotation office:name="__Annotation__37_2011907860"><dc:creator>Andrea Polini</dc:creator><dc:date>2020-11-27T08:30:07</dc:date><text:p><text:span text:style-name="T3">Si l'idea è che la partecipazione a progetti possano essere delle referenze così come altre inormazioni in qualche modo certificabili...un po' come linkedin</text:span></text:p></office:annotation><office:annotation office:name="__Annotation__35_2011907860"><dc:creator>GIULIO QUARESIMA</dc:creator><dc:date>2020-11-23T12:51:32</dc:date><text:p><text:span text:style-name="T3">Cioè? Si intende usare la piattaforma anche come un modo per rendere pubbliche le proprie competenze, un po' come LinkedIn?</text:span></text:p></office:annotation>supportare<office:annotation-end office:name="__Annotation__35_2011907860"/><office:annotation-end office:name="__Annotation__37_2011907860"/> le proprie competenze. <office:annotation office:name="__Annotation__45_2011907860"><dc:creator>Andrea Polini</dc:creator><dc:date>2020-11-27T08:30:54</dc:date><text:p><text:span text:style-name="T3">gli enti possono essere proponenti e organizzazioni responsabili del progetto. Ovviamente poi ci deve essere anche un progettista persona fisica</text:span></text:p></office:annotation><office:annotation office:name="__Annotation__43_2011907860"><dc:creator>GIULIO QUARESIMA</dc:creator><dc:date>2020-11-23T12:56:09</dc:date><text:p><text:span text:style-name="T3">Significa che un progettista può essere anche un ente? Ovvero che il ruolo di progettista può essere impersonato sia da una persona fisica che da un ente?</text:span></text:p></office:annotation>Nel caso di enti<office:annotation-end office:name="__Annotation__43_2011907860"/><office:annotation-end office:name="__Annotation__45_2011907860"/> possono usare la piattaforma per <office:annotation office:name="__Annotation__53_2011907860"><dc:creator>Andrea Polini</dc:creator><dc:date>2020-11-27T08:32:24</dc:date><text:p><text:span text:style-name="T3">intendevo direi che i progettisti possono essere invitati dagli enti a prendere parte alle selezioni per esecuzione di progetti</text:span></text:p></office:annotation><office:annotation office:name="__Annotation__51_2011907860"><dc:creator>GIULIO QUARESIMA</dc:creator><dc:date>2020-11-23T12:59:36</dc:date><text:p><text:span text:style-name="T3">Questa parte non mi è chiara. Significa che un ente si candida a un progetto e poi lo stesso ente invita singoli progettisti? Se è così mi si confonde il ruolo dell'ente come progettista con il ruolo dell'organizzazione che propone i progetti.</text:span></text:p></office:annotation>inviare proposte di selezione ai progettisti rispondenti a persone fisiche<office:annotation-end office:name="__Annotation__51_2011907860"/><office:annotation-end office:name="__Annotation__53_2011907860"/>. Ovviamente la piattaforma mantiene traccia dei progetti svolti che contribuiscono al curriculum del progettista sia esso ente o persona fisica (con effetto a cascata).</text:p>
        </text:list-item>
        <text:list-item>
          <text:p text:style-name="P5"><text:span text:style-name="T1">Esperti</text:span>: sono persone fisiche che possono essere coinvolti nei meccanismi di valutazione sia delle proposte di progetto sia di eventuali più cordate che rispondono alla stessa chiamata di progetto. </text:p>
        </text:list-item>
        <text:list-item>
          <text:p text:style-name="P5">...</text:p>
        </text:list-item>
      </text:list>
      <text:p text:style-name="P7"/>
      <text:p text:style-name="P7"/>
      <text:p text:style-name="P7">Si noti che i proponenti possono a loro volta essere progettisti ma un sottinsieme dei progettisti, ovvero enti con articolazioni complesse quali università e ministeri, possono inserire proposte di progett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594" meta:character-count="3980" meta:non-whitespace-character-count="3407"/>
    <meta:generator>LibreOfficeDev/6.0.5.2$Linux_X86_64 LibreOffice_project/</meta:generator>
  </office:meta>
</office:document-meta>
</file>